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1.6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1" table:default-cell-style-name="ce4"/>
        <table:table-row table:style-name="ro1">
          <table:table-cell table:style-name="Default" office:value-type="string" calcext:value-type="string">
            <text:p>Country</text:p>
          </table:table-cell>
          <table:table-cell table:style-name="Default" office:value-type="float" office:value="2008" calcext:value-type="float">
            <text:p>2008</text:p>
          </table:table-cell>
          <table:table-cell table:style-name="Default" office:value-type="float" office:value="2009" calcext:value-type="float">
            <text:p>2009</text:p>
          </table:table-cell>
          <table:table-cell table:style-name="Default" office:value-type="float" office:value="2010" calcext:value-type="float">
            <text:p>2010</text:p>
          </table:table-cell>
          <table:table-cell table:style-name="Default" office:value-type="float" office:value="2011" calcext:value-type="float">
            <text:p>2011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3" calcext:value-type="float">
            <text:p>2013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2015" calcext:value-type="float">
            <text:p>2015</text:p>
          </table:table-cell>
          <table:table-cell table:style-name="Default" office:value-type="float" office:value="2016" calcext:value-type="float">
            <text:p>2016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92.1497771575392" calcext:value-type="float">
            <text:p>92.1497771575392</text:p>
          </table:table-cell>
          <table:table-cell office:value-type="float" office:value="88.123128814662" calcext:value-type="float">
            <text:p>88.123128814662</text:p>
          </table:table-cell>
          <table:table-cell office:value-type="float" office:value="100" calcext:value-type="float">
            <text:p>100</text:p>
          </table:table-cell>
          <table:table-cell office:value-type="float" office:value="107.398246826782" calcext:value-type="float">
            <text:p>107.398246826782</text:p>
          </table:table-cell>
          <table:table-cell office:value-type="float" office:value="110.154180837343" calcext:value-type="float">
            <text:p>110.154180837343</text:p>
          </table:table-cell>
          <table:table-cell office:value-type="float" office:value="104.23023583115" calcext:value-type="float">
            <text:p>104.23023583115</text:p>
          </table:table-cell>
          <table:table-cell office:value-type="float" office:value="98.599690506847" calcext:value-type="float">
            <text:p>98.599690506847</text:p>
          </table:table-cell>
          <table:table-cell office:value-type="float" office:value="89.7426168886273" calcext:value-type="float">
            <text:p>89.7426168886273</text:p>
          </table:table-cell>
          <table:table-cell office:value-type="float" office:value="90.9225651363041" calcext:value-type="float">
            <text:p>90.9225651363041</text:p>
          </table:table-cell>
          <table:table-cell office:value-type="float" office:value="93.5937858055507" calcext:value-type="float">
            <text:p>93.5937858055507</text:p>
          </table:table-cell>
          <table:table-cell office:value-type="float" office:value="89.9907166056939" calcext:value-type="float">
            <text:p>89.9907166056939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102.113093678963" calcext:value-type="float">
            <text:p>102.113093678963</text:p>
          </table:table-cell>
          <table:table-cell office:value-type="float" office:value="103.446761998724" calcext:value-type="float">
            <text:p>103.446761998724</text:p>
          </table:table-cell>
          <table:table-cell office:value-type="float" office:value="100" calcext:value-type="float">
            <text:p>100</text:p>
          </table:table-cell>
          <table:table-cell office:value-type="float" office:value="99.9616631519666" calcext:value-type="float">
            <text:p>99.9616631519666</text:p>
          </table:table-cell>
          <table:table-cell office:value-type="float" office:value="98.097017818149" calcext:value-type="float">
            <text:p>98.097017818149</text:p>
          </table:table-cell>
          <table:table-cell office:value-type="float" office:value="99.9971060982196" calcext:value-type="float">
            <text:p>99.9971060982196</text:p>
          </table:table-cell>
          <table:table-cell office:value-type="float" office:value="100.97098895755" calcext:value-type="float">
            <text:p>100.97098895755</text:p>
          </table:table-cell>
          <table:table-cell office:value-type="float" office:value="97.3542560953787" calcext:value-type="float">
            <text:p>97.3542560953787</text:p>
          </table:table-cell>
          <table:table-cell office:value-type="float" office:value="98.7946959086459" calcext:value-type="float">
            <text:p>98.7946959086459</text:p>
          </table:table-cell>
          <table:table-cell office:value-type="float" office:value="99.5745874829786" calcext:value-type="float">
            <text:p>99.5745874829786</text:p>
          </table:table-cell>
          <table:table-cell office:value-type="float" office:value="101.565590397989" calcext:value-type="float">
            <text:p>101.565590397989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103.122224228001" calcext:value-type="float">
            <text:p>103.122224228001</text:p>
          </table:table-cell>
          <table:table-cell office:value-type="float" office:value="104.223387022282" calcext:value-type="float">
            <text:p>104.223387022282</text:p>
          </table:table-cell>
          <table:table-cell office:value-type="float" office:value="100" calcext:value-type="float">
            <text:p>100</text:p>
          </table:table-cell>
          <table:table-cell office:value-type="float" office:value="100.536822782765" calcext:value-type="float">
            <text:p>100.536822782765</text:p>
          </table:table-cell>
          <table:table-cell office:value-type="float" office:value="98.1105405382009" calcext:value-type="float">
            <text:p>98.1105405382009</text:p>
          </table:table-cell>
          <table:table-cell office:value-type="float" office:value="100.776683130477" calcext:value-type="float">
            <text:p>100.776683130477</text:p>
          </table:table-cell>
          <table:table-cell office:value-type="float" office:value="101.774736605749" calcext:value-type="float">
            <text:p>101.774736605749</text:p>
          </table:table-cell>
          <table:table-cell office:value-type="float" office:value="97.0703107279106" calcext:value-type="float">
            <text:p>97.0703107279106</text:p>
          </table:table-cell>
          <table:table-cell office:value-type="float" office:value="99.1470055016576" calcext:value-type="float">
            <text:p>99.1470055016576</text:p>
          </table:table-cell>
          <table:table-cell office:value-type="float" office:value="100.303535913057" calcext:value-type="float">
            <text:p>100.303535913057</text:p>
          </table:table-cell>
          <table:table-cell office:value-type="float" office:value="102.896389037973" calcext:value-type="float">
            <text:p>102.896389037973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92.8843908577742" calcext:value-type="float">
            <text:p>92.8843908577742</text:p>
          </table:table-cell>
          <table:table-cell office:value-type="float" office:value="89.7581824953992" calcext:value-type="float">
            <text:p>89.7581824953992</text:p>
          </table:table-cell>
          <table:table-cell office:value-type="float" office:value="100" calcext:value-type="float">
            <text:p>100</text:p>
          </table:table-cell>
          <table:table-cell office:value-type="float" office:value="102.486012130162" calcext:value-type="float">
            <text:p>102.486012130162</text:p>
          </table:table-cell>
          <table:table-cell office:value-type="float" office:value="90.9322363859373" calcext:value-type="float">
            <text:p>90.9322363859373</text:p>
          </table:table-cell>
          <table:table-cell office:value-type="float" office:value="83.9064069015611" calcext:value-type="float">
            <text:p>83.9064069015611</text:p>
          </table:table-cell>
          <table:table-cell office:value-type="float" office:value="81.1305776315604" calcext:value-type="float">
            <text:p>81.1305776315604</text:p>
          </table:table-cell>
          <table:table-cell office:value-type="float" office:value="63.6725031710286" calcext:value-type="float">
            <text:p>63.6725031710286</text:p>
          </table:table-cell>
          <table:table-cell office:value-type="float" office:value="64.6911657394211" calcext:value-type="float">
            <text:p>64.6911657394211</text:p>
          </table:table-cell>
          <table:table-cell office:value-type="float" office:value="70.8518693261343" calcext:value-type="float">
            <text:p>70.8518693261343</text:p>
          </table:table-cell>
          <table:table-cell office:value-type="float" office:value="64.0694645048154" calcext:value-type="float">
            <text:p>64.0694645048154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95.8965534615927" calcext:value-type="float">
            <text:p>95.8965534615927</text:p>
          </table:table-cell>
          <table:table-cell office:value-type="float" office:value="91.3816785444559" calcext:value-type="float">
            <text:p>91.3816785444559</text:p>
          </table:table-cell>
          <table:table-cell office:value-type="float" office:value="100" calcext:value-type="float">
            <text:p>100</text:p>
          </table:table-cell>
          <table:table-cell office:value-type="float" office:value="102.002969059115" calcext:value-type="float">
            <text:p>102.002969059115</text:p>
          </table:table-cell>
          <table:table-cell office:value-type="float" office:value="102.294356499666" calcext:value-type="float">
            <text:p>102.294356499666</text:p>
          </table:table-cell>
          <table:table-cell office:value-type="float" office:value="99.5663976608937" calcext:value-type="float">
            <text:p>99.5663976608937</text:p>
          </table:table-cell>
          <table:table-cell office:value-type="float" office:value="93.4168856799408" calcext:value-type="float">
            <text:p>93.4168856799408</text:p>
          </table:table-cell>
          <table:table-cell office:value-type="float" office:value="84.5410088721805" calcext:value-type="float">
            <text:p>84.5410088721805</text:p>
          </table:table-cell>
          <table:table-cell office:value-type="float" office:value="82.9143734386275" calcext:value-type="float">
            <text:p>82.9143734386275</text:p>
          </table:table-cell>
          <table:table-cell office:value-type="float" office:value="84.60862033077" calcext:value-type="float">
            <text:p>84.60862033077</text:p>
          </table:table-cell>
          <table:table-cell office:value-type="float" office:value="84.230012656252" calcext:value-type="float">
            <text:p>84.230012656252</text:p>
          </table:table-cell>
        </table:table-row>
        <table:table-row table:style-name="ro1">
          <table:table-cell office:value-type="string" calcext:value-type="string">
            <text:p>China, P.R.: Hong Kong</text:p>
          </table:table-cell>
          <table:table-cell office:value-type="float" office:value="101.316222997025" calcext:value-type="float">
            <text:p>101.316222997025</text:p>
          </table:table-cell>
          <table:table-cell office:value-type="float" office:value="102.682726516191" calcext:value-type="float">
            <text:p>102.682726516191</text:p>
          </table:table-cell>
          <table:table-cell office:value-type="float" office:value="100" calcext:value-type="float">
            <text:p>100</text:p>
          </table:table-cell>
          <table:table-cell office:value-type="float" office:value="94.9583140375705" calcext:value-type="float">
            <text:p>94.9583140375705</text:p>
          </table:table-cell>
          <table:table-cell office:value-type="float" office:value="95.2718376940333" calcext:value-type="float">
            <text:p>95.2718376940333</text:p>
          </table:table-cell>
          <table:table-cell office:value-type="float" office:value="95.7274554834585" calcext:value-type="float">
            <text:p>95.7274554834585</text:p>
          </table:table-cell>
          <table:table-cell office:value-type="float" office:value="96.1695629784148" calcext:value-type="float">
            <text:p>96.1695629784148</text:p>
          </table:table-cell>
          <table:table-cell office:value-type="float" office:value="100.838678494804" calcext:value-type="float">
            <text:p>100.838678494804</text:p>
          </table:table-cell>
          <table:table-cell office:value-type="float" office:value="104.233645582115" calcext:value-type="float">
            <text:p>104.233645582115</text:p>
          </table:table-cell>
          <table:table-cell office:value-type="float" office:value="104.32985971443" calcext:value-type="float">
            <text:p>104.32985971443</text:p>
          </table:table-cell>
          <table:table-cell office:value-type="float" office:value="101.782123807045" calcext:value-type="float">
            <text:p>101.782123807045</text:p>
          </table:table-cell>
        </table:table-row>
        <table:table-row table:style-name="ro1">
          <table:table-cell office:value-type="string" calcext:value-type="string">
            <text:p>China, P.R.: Mainland</text:p>
          </table:table-cell>
          <table:table-cell office:value-type="float" office:value="96.4641413014526" calcext:value-type="float">
            <text:p>96.4641413014526</text:p>
          </table:table-cell>
          <table:table-cell office:value-type="float" office:value="102.20703232684" calcext:value-type="float">
            <text:p>102.20703232684</text:p>
          </table:table-cell>
          <table:table-cell office:value-type="float" office:value="100" calcext:value-type="float">
            <text:p>100</text:p>
          </table:table-cell>
          <table:table-cell office:value-type="float" office:value="100.367324955135" calcext:value-type="float">
            <text:p>100.367324955135</text:p>
          </table:table-cell>
          <table:table-cell office:value-type="float" office:value="106.113268427391" calcext:value-type="float">
            <text:p>106.113268427391</text:p>
          </table:table-cell>
          <table:table-cell office:value-type="float" office:value="111.49031342959" calcext:value-type="float">
            <text:p>111.49031342959</text:p>
          </table:table-cell>
          <table:table-cell office:value-type="float" office:value="115.49838951683" calcext:value-type="float">
            <text:p>115.49838951683</text:p>
          </table:table-cell>
          <table:table-cell office:value-type="float" office:value="126.712258627541" calcext:value-type="float">
            <text:p>126.712258627541</text:p>
          </table:table-cell>
          <table:table-cell office:value-type="float" office:value="119.877152142685" calcext:value-type="float">
            <text:p>119.877152142685</text:p>
          </table:table-cell>
          <table:table-cell office:value-type="float" office:value="116.863237217555" calcext:value-type="float">
            <text:p>116.863237217555</text:p>
          </table:table-cell>
          <table:table-cell office:value-type="float" office:value="118.654499554897" calcext:value-type="float">
            <text:p>118.654499554897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102.645451678433" calcext:value-type="float">
            <text:p>102.645451678433</text:p>
          </table:table-cell>
          <table:table-cell office:value-type="float" office:value="104.813190920199" calcext:value-type="float">
            <text:p>104.813190920199</text:p>
          </table:table-cell>
          <table:table-cell office:value-type="float" office:value="100" calcext:value-type="float">
            <text:p>100</text:p>
          </table:table-cell>
          <table:table-cell office:value-type="float" office:value="99.6315318461879" calcext:value-type="float">
            <text:p>99.6315318461879</text:p>
          </table:table-cell>
          <table:table-cell office:value-type="float" office:value="97.0267527677251" calcext:value-type="float">
            <text:p>97.0267527677251</text:p>
          </table:table-cell>
          <table:table-cell office:value-type="float" office:value="98.9888431729336" calcext:value-type="float">
            <text:p>98.9888431729336</text:p>
          </table:table-cell>
          <table:table-cell office:value-type="float" office:value="100.513787623691" calcext:value-type="float">
            <text:p>100.513787623691</text:p>
          </table:table-cell>
          <table:table-cell office:value-type="float" office:value="96.8425263252423" calcext:value-type="float">
            <text:p>96.8425263252423</text:p>
          </table:table-cell>
          <table:table-cell office:value-type="float" office:value="98.9816198768412" calcext:value-type="float">
            <text:p>98.9816198768412</text:p>
          </table:table-cell>
          <table:table-cell office:value-type="float" office:value="100.126941573393" calcext:value-type="float">
            <text:p>100.126941573393</text:p>
          </table:table-cell>
          <table:table-cell office:value-type="float" office:value="102.613528597283" calcext:value-type="float">
            <text:p>102.613528597283</text:p>
          </table:table-cell>
        </table:table-row>
        <table:table-row table:style-name="ro1">
          <table:table-cell office:value-type="string" calcext:value-type="string">
            <text:p>Euro Area</text:p>
          </table:table-cell>
          <table:table-cell office:value-type="float" office:value="105.231281950545" calcext:value-type="float">
            <text:p>105.231281950545</text:p>
          </table:table-cell>
          <table:table-cell office:value-type="float" office:value="108.123344922279" calcext:value-type="float">
            <text:p>108.123344922279</text:p>
          </table:table-cell>
          <table:table-cell office:value-type="float" office:value="100" calcext:value-type="float">
            <text:p>100</text:p>
          </table:table-cell>
          <table:table-cell office:value-type="float" office:value="101.064126269426" calcext:value-type="float">
            <text:p>101.064126269426</text:p>
          </table:table-cell>
          <table:table-cell office:value-type="float" office:value="96.3963336694385" calcext:value-type="float">
            <text:p>96.3963336694385</text:p>
          </table:table-cell>
          <table:table-cell office:value-type="float" office:value="101.182183394018" calcext:value-type="float">
            <text:p>101.182183394018</text:p>
          </table:table-cell>
          <table:table-cell office:value-type="float" office:value="103.837490951113" calcext:value-type="float">
            <text:p>103.837490951113</text:p>
          </table:table-cell>
          <table:table-cell office:value-type="float" office:value="96.230171038271" calcext:value-type="float">
            <text:p>96.230171038271</text:p>
          </table:table-cell>
          <table:table-cell office:value-type="float" office:value="100.182266416975" calcext:value-type="float">
            <text:p>100.182266416975</text:p>
          </table:table-cell>
          <table:table-cell office:value-type="float" office:value="102.648285446047" calcext:value-type="float">
            <text:p>102.648285446047</text:p>
          </table:table-cell>
          <table:table-cell office:value-type="float" office:value="108.020519000072" calcext:value-type="float">
            <text:p>108.020519000072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102.981019151788" calcext:value-type="float">
            <text:p>102.981019151788</text:p>
          </table:table-cell>
          <table:table-cell office:value-type="float" office:value="105.447152087583" calcext:value-type="float">
            <text:p>105.447152087583</text:p>
          </table:table-cell>
          <table:table-cell office:value-type="float" office:value="100" calcext:value-type="float">
            <text:p>100</text:p>
          </table:table-cell>
          <table:table-cell office:value-type="float" office:value="99.9670074706923" calcext:value-type="float">
            <text:p>99.9670074706923</text:p>
          </table:table-cell>
          <table:table-cell office:value-type="float" office:value="96.9406060229391" calcext:value-type="float">
            <text:p>96.9406060229391</text:p>
          </table:table-cell>
          <table:table-cell office:value-type="float" office:value="99.511848187631" calcext:value-type="float">
            <text:p>99.511848187631</text:p>
          </table:table-cell>
          <table:table-cell office:value-type="float" office:value="101.643150258388" calcext:value-type="float">
            <text:p>101.643150258388</text:p>
          </table:table-cell>
          <table:table-cell office:value-type="float" office:value="98.9039481157274" calcext:value-type="float">
            <text:p>98.9039481157274</text:p>
          </table:table-cell>
          <table:table-cell office:value-type="float" office:value="101.123115940083" calcext:value-type="float">
            <text:p>101.123115940083</text:p>
          </table:table-cell>
          <table:table-cell office:value-type="float" office:value="101.794094621718" calcext:value-type="float">
            <text:p>101.794094621718</text:p>
          </table:table-cell>
          <table:table-cell office:value-type="float" office:value="105.02487937834" calcext:value-type="float">
            <text:p>105.02487937834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103.208733578748" calcext:value-type="float">
            <text:p>103.208733578748</text:p>
          </table:table-cell>
          <table:table-cell office:value-type="float" office:value="103.962768840659" calcext:value-type="float">
            <text:p>103.962768840659</text:p>
          </table:table-cell>
          <table:table-cell office:value-type="float" office:value="100" calcext:value-type="float">
            <text:p>100</text:p>
          </table:table-cell>
          <table:table-cell office:value-type="float" office:value="100.347988516221" calcext:value-type="float">
            <text:p>100.347988516221</text:p>
          </table:table-cell>
          <table:table-cell office:value-type="float" office:value="97.7349401385362" calcext:value-type="float">
            <text:p>97.7349401385362</text:p>
          </table:table-cell>
          <table:table-cell office:value-type="float" office:value="100.135446668559" calcext:value-type="float">
            <text:p>100.135446668559</text:p>
          </table:table-cell>
          <table:table-cell office:value-type="float" office:value="101.087507567862" calcext:value-type="float">
            <text:p>101.087507567862</text:p>
          </table:table-cell>
          <table:table-cell office:value-type="float" office:value="96.4395594560511" calcext:value-type="float">
            <text:p>96.4395594560511</text:p>
          </table:table-cell>
          <table:table-cell office:value-type="float" office:value="98.2536175952713" calcext:value-type="float">
            <text:p>98.2536175952713</text:p>
          </table:table-cell>
          <table:table-cell office:value-type="float" office:value="99.6024684447076" calcext:value-type="float">
            <text:p>99.6024684447076</text:p>
          </table:table-cell>
          <table:table-cell office:value-type="float" office:value="102.077015593383" calcext:value-type="float">
            <text:p>102.077015593383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103.851319496806" calcext:value-type="float">
            <text:p>103.851319496806</text:p>
          </table:table-cell>
          <table:table-cell office:value-type="float" office:value="105.17839697282" calcext:value-type="float">
            <text:p>105.17839697282</text:p>
          </table:table-cell>
          <table:table-cell office:value-type="float" office:value="100" calcext:value-type="float">
            <text:p>100</text:p>
          </table:table-cell>
          <table:table-cell office:value-type="float" office:value="100.284666791526" calcext:value-type="float">
            <text:p>100.284666791526</text:p>
          </table:table-cell>
          <table:table-cell office:value-type="float" office:value="97.2204145669152" calcext:value-type="float">
            <text:p>97.2204145669152</text:p>
          </table:table-cell>
          <table:table-cell office:value-type="float" office:value="100.132817122531" calcext:value-type="float">
            <text:p>100.132817122531</text:p>
          </table:table-cell>
          <table:table-cell office:value-type="float" office:value="101.485222232272" calcext:value-type="float">
            <text:p>101.485222232272</text:p>
          </table:table-cell>
          <table:table-cell office:value-type="float" office:value="96.0824274299634" calcext:value-type="float">
            <text:p>96.0824274299634</text:p>
          </table:table-cell>
          <table:table-cell office:value-type="float" office:value="98.3321500435314" calcext:value-type="float">
            <text:p>98.3321500435314</text:p>
          </table:table-cell>
          <table:table-cell office:value-type="float" office:value="99.6078485871965" calcext:value-type="float">
            <text:p>99.6078485871965</text:p>
          </table:table-cell>
          <table:table-cell office:value-type="float" office:value="102.482895784165" calcext:value-type="float">
            <text:p>102.482895784165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04.535465918432" calcext:value-type="float">
            <text:p>104.535465918432</text:p>
          </table:table-cell>
          <table:table-cell office:value-type="float" office:value="104.774346520692" calcext:value-type="float">
            <text:p>104.774346520692</text:p>
          </table:table-cell>
          <table:table-cell office:value-type="float" office:value="100" calcext:value-type="float">
            <text:p>100</text:p>
          </table:table-cell>
          <table:table-cell office:value-type="float" office:value="100.736808555223" calcext:value-type="float">
            <text:p>100.736808555223</text:p>
          </table:table-cell>
          <table:table-cell office:value-type="float" office:value="96.6876716905162" calcext:value-type="float">
            <text:p>96.6876716905162</text:p>
          </table:table-cell>
          <table:table-cell office:value-type="float" office:value="99.7053069258981" calcext:value-type="float">
            <text:p>99.7053069258981</text:p>
          </table:table-cell>
          <table:table-cell office:value-type="float" office:value="100.146410388826" calcext:value-type="float">
            <text:p>100.146410388826</text:p>
          </table:table-cell>
          <table:table-cell office:value-type="float" office:value="92.733661585413" calcext:value-type="float">
            <text:p>92.733661585413</text:p>
          </table:table-cell>
          <table:table-cell office:value-type="float" office:value="94.6577400572337" calcext:value-type="float">
            <text:p>94.6577400572337</text:p>
          </table:table-cell>
          <table:table-cell office:value-type="float" office:value="96.4221890473838" calcext:value-type="float">
            <text:p>96.4221890473838</text:p>
          </table:table-cell>
          <table:table-cell office:value-type="float" office:value="98.9982937062941" calcext:value-type="float">
            <text:p>98.9982937062941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102.796017293624" calcext:value-type="float">
            <text:p>102.796017293624</text:p>
          </table:table-cell>
          <table:table-cell office:value-type="float" office:value="104.226298888744" calcext:value-type="float">
            <text:p>104.226298888744</text:p>
          </table:table-cell>
          <table:table-cell office:value-type="float" office:value="100" calcext:value-type="float">
            <text:p>100</text:p>
          </table:table-cell>
          <table:table-cell office:value-type="float" office:value="100.477632782566" calcext:value-type="float">
            <text:p>100.477632782566</text:p>
          </table:table-cell>
          <table:table-cell office:value-type="float" office:value="97.9467793398959" calcext:value-type="float">
            <text:p>97.9467793398959</text:p>
          </table:table-cell>
          <table:table-cell office:value-type="float" office:value="100.528736157419" calcext:value-type="float">
            <text:p>100.528736157419</text:p>
          </table:table-cell>
          <table:table-cell office:value-type="float" office:value="101.774194547489" calcext:value-type="float">
            <text:p>101.774194547489</text:p>
          </table:table-cell>
          <table:table-cell office:value-type="float" office:value="97.2221025039677" calcext:value-type="float">
            <text:p>97.2221025039677</text:p>
          </table:table-cell>
          <table:table-cell office:value-type="float" office:value="99.2904111299677" calcext:value-type="float">
            <text:p>99.2904111299677</text:p>
          </table:table-cell>
          <table:table-cell office:value-type="float" office:value="100.876287595462" calcext:value-type="float">
            <text:p>100.876287595462</text:p>
          </table:table-cell>
          <table:table-cell office:value-type="float" office:value="103.771149195938" calcext:value-type="float">
            <text:p>103.771149195938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83.8687195768707" calcext:value-type="float">
            <text:p>83.8687195768707</text:p>
          </table:table-cell>
          <table:table-cell office:value-type="float" office:value="96.1417770295482" calcext:value-type="float">
            <text:p>96.1417770295482</text:p>
          </table:table-cell>
          <table:table-cell office:value-type="float" office:value="100" calcext:value-type="float">
            <text:p>100</text:p>
          </table:table-cell>
          <table:table-cell office:value-type="float" office:value="105.715407507259" calcext:value-type="float">
            <text:p>105.715407507259</text:p>
          </table:table-cell>
          <table:table-cell office:value-type="float" office:value="107.260413645056" calcext:value-type="float">
            <text:p>107.260413645056</text:p>
          </table:table-cell>
          <table:table-cell office:value-type="float" office:value="87.2379704057601" calcext:value-type="float">
            <text:p>87.2379704057601</text:p>
          </table:table-cell>
          <table:table-cell office:value-type="float" office:value="81.0941298879495" calcext:value-type="float">
            <text:p>81.0941298879495</text:p>
          </table:table-cell>
          <table:table-cell office:value-type="float" office:value="75.737115841642" calcext:value-type="float">
            <text:p>75.737115841642</text:p>
          </table:table-cell>
          <table:table-cell office:value-type="float" office:value="87.5010381896553" calcext:value-type="float">
            <text:p>87.5010381896553</text:p>
          </table:table-cell>
          <table:table-cell office:value-type="float" office:value="84.4291091847023" calcext:value-type="float">
            <text:p>84.4291091847023</text:p>
          </table:table-cell>
          <table:table-cell office:value-type="float" office:value="84.6718468436369" calcext:value-type="float">
            <text:p>84.6718468436369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101.816353956715" calcext:value-type="float">
            <text:p>101.816353956715</text:p>
          </table:table-cell>
          <table:table-cell office:value-type="float" office:value="102.986731351206" calcext:value-type="float">
            <text:p>102.986731351206</text:p>
          </table:table-cell>
          <table:table-cell office:value-type="float" office:value="100" calcext:value-type="float">
            <text:p>100</text:p>
          </table:table-cell>
          <table:table-cell office:value-type="float" office:value="100.318102320669" calcext:value-type="float">
            <text:p>100.318102320669</text:p>
          </table:table-cell>
          <table:table-cell office:value-type="float" office:value="98.3180688386532" calcext:value-type="float">
            <text:p>98.3180688386532</text:p>
          </table:table-cell>
          <table:table-cell office:value-type="float" office:value="100.125806626447" calcext:value-type="float">
            <text:p>100.125806626447</text:p>
          </table:table-cell>
          <table:table-cell office:value-type="float" office:value="100.994707548506" calcext:value-type="float">
            <text:p>100.994707548506</text:p>
          </table:table-cell>
          <table:table-cell office:value-type="float" office:value="97.6052357525989" calcext:value-type="float">
            <text:p>97.6052357525989</text:p>
          </table:table-cell>
          <table:table-cell office:value-type="float" office:value="99.2448268173198" calcext:value-type="float">
            <text:p>99.2448268173198</text:p>
          </table:table-cell>
          <table:table-cell office:value-type="float" office:value="100.144099310011" calcext:value-type="float">
            <text:p>100.144099310011</text:p>
          </table:table-cell>
          <table:table-cell office:value-type="float" office:value="102.154887034852" calcext:value-type="float">
            <text:p>102.154887034852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13.881675899866" calcext:value-type="float">
            <text:p>113.881675899866</text:p>
          </table:table-cell>
          <table:table-cell office:value-type="float" office:value="94.6958144014126" calcext:value-type="float">
            <text:p>94.6958144014126</text:p>
          </table:table-cell>
          <table:table-cell office:value-type="float" office:value="100" calcext:value-type="float">
            <text:p>100</text:p>
          </table:table-cell>
          <table:table-cell office:value-type="float" office:value="99.8628188412089" calcext:value-type="float">
            <text:p>99.8628188412089</text:p>
          </table:table-cell>
          <table:table-cell office:value-type="float" office:value="95.0303489967452" calcext:value-type="float">
            <text:p>95.0303489967452</text:p>
          </table:table-cell>
          <table:table-cell office:value-type="float" office:value="98.6712148487532" calcext:value-type="float">
            <text:p>98.6712148487532</text:p>
          </table:table-cell>
          <table:table-cell office:value-type="float" office:value="95.7125759703469" calcext:value-type="float">
            <text:p>95.7125759703469</text:p>
          </table:table-cell>
          <table:table-cell office:value-type="float" office:value="84.1328221952287" calcext:value-type="float">
            <text:p>84.1328221952287</text:p>
          </table:table-cell>
          <table:table-cell office:value-type="float" office:value="72.3924370786207" calcext:value-type="float">
            <text:p>72.3924370786207</text:p>
          </table:table-cell>
          <table:table-cell office:value-type="float" office:value="71.2744117146403" calcext:value-type="float">
            <text:p>71.2744117146403</text:p>
          </table:table-cell>
          <table:table-cell office:value-type="float" office:value="69.6875103323801" calcext:value-type="float">
            <text:p>69.6875103323801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103.210005757304" calcext:value-type="float">
            <text:p>103.210005757304</text:p>
          </table:table-cell>
          <table:table-cell office:value-type="float" office:value="104.274258832175" calcext:value-type="float">
            <text:p>104.274258832175</text:p>
          </table:table-cell>
          <table:table-cell office:value-type="float" office:value="100" calcext:value-type="float">
            <text:p>100</text:p>
          </table:table-cell>
          <table:table-cell office:value-type="float" office:value="100.302461962371" calcext:value-type="float">
            <text:p>100.302461962371</text:p>
          </table:table-cell>
          <table:table-cell office:value-type="float" office:value="97.6436128002156" calcext:value-type="float">
            <text:p>97.6436128002156</text:p>
          </table:table-cell>
          <table:table-cell office:value-type="float" office:value="100.101616412857" calcext:value-type="float">
            <text:p>100.101616412857</text:p>
          </table:table-cell>
          <table:table-cell office:value-type="float" office:value="101.054149141862" calcext:value-type="float">
            <text:p>101.054149141862</text:p>
          </table:table-cell>
          <table:table-cell office:value-type="float" office:value="96.6629660852363" calcext:value-type="float">
            <text:p>96.6629660852363</text:p>
          </table:table-cell>
          <table:table-cell office:value-type="float" office:value="98.6342925955233" calcext:value-type="float">
            <text:p>98.6342925955233</text:p>
          </table:table-cell>
          <table:table-cell office:value-type="float" office:value="99.8225248001015" calcext:value-type="float">
            <text:p>99.8225248001015</text:p>
          </table:table-cell>
          <table:table-cell office:value-type="float" office:value="102.200414714773" calcext:value-type="float">
            <text:p>102.200414714773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100.903706991721" calcext:value-type="float">
            <text:p>100.903706991721</text:p>
          </table:table-cell>
          <table:table-cell office:value-type="float" office:value="96.8937714845932" calcext:value-type="float">
            <text:p>96.8937714845932</text:p>
          </table:table-cell>
          <table:table-cell office:value-type="float" office:value="100" calcext:value-type="float">
            <text:p>100</text:p>
          </table:table-cell>
          <table:table-cell office:value-type="float" office:value="102.427458695665" calcext:value-type="float">
            <text:p>102.427458695665</text:p>
          </table:table-cell>
          <table:table-cell office:value-type="float" office:value="103.273985574302" calcext:value-type="float">
            <text:p>103.273985574302</text:p>
          </table:table-cell>
          <table:table-cell office:value-type="float" office:value="101.294213617027" calcext:value-type="float">
            <text:p>101.294213617027</text:p>
          </table:table-cell>
          <table:table-cell office:value-type="float" office:value="95.5209220930977" calcext:value-type="float">
            <text:p>95.5209220930977</text:p>
          </table:table-cell>
          <table:table-cell office:value-type="float" office:value="85.2078680786464" calcext:value-type="float">
            <text:p>85.2078680786464</text:p>
          </table:table-cell>
          <table:table-cell office:value-type="float" office:value="83.6320546352781" calcext:value-type="float">
            <text:p>83.6320546352781</text:p>
          </table:table-cell>
          <table:table-cell office:value-type="float" office:value="84.4331168811228" calcext:value-type="float">
            <text:p>84.4331168811228</text:p>
          </table:table-cell>
          <table:table-cell office:value-type="float" office:value="84.2369931781156" calcext:value-type="float">
            <text:p>84.2369931781156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115.034397000942" calcext:value-type="float">
            <text:p>115.034397000942</text:p>
          </table:table-cell>
          <table:table-cell office:value-type="float" office:value="95.208432466906" calcext:value-type="float">
            <text:p>95.208432466906</text:p>
          </table:table-cell>
          <table:table-cell office:value-type="float" office:value="100" calcext:value-type="float">
            <text:p>100</text:p>
          </table:table-cell>
          <table:table-cell office:value-type="float" office:value="97.6912554222097" calcext:value-type="float">
            <text:p>97.6912554222097</text:p>
          </table:table-cell>
          <table:table-cell office:value-type="float" office:value="94.3297436643275" calcext:value-type="float">
            <text:p>94.3297436643275</text:p>
          </table:table-cell>
          <table:table-cell office:value-type="float" office:value="95.8632774273782" calcext:value-type="float">
            <text:p>95.8632774273782</text:p>
          </table:table-cell>
          <table:table-cell office:value-type="float" office:value="97.9427960227418" calcext:value-type="float">
            <text:p>97.9427960227418</text:p>
          </table:table-cell>
          <table:table-cell office:value-type="float" office:value="95.8998804272599" calcext:value-type="float">
            <text:p>95.8998804272599</text:p>
          </table:table-cell>
          <table:table-cell office:value-type="float" office:value="93.8165293272989" calcext:value-type="float">
            <text:p>93.8165293272989</text:p>
          </table:table-cell>
          <table:table-cell office:value-type="float" office:value="96.941467767227" calcext:value-type="float">
            <text:p>96.941467767227</text:p>
          </table:table-cell>
          <table:table-cell office:value-type="float" office:value="99.0241267891402" calcext:value-type="float">
            <text:p>99.0241267891402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float" office:value="111.891056193655" calcext:value-type="float">
            <text:p>111.891056193655</text:p>
          </table:table-cell>
          <table:table-cell office:value-type="float" office:value="95.4446772852122" calcext:value-type="float">
            <text:p>95.4446772852122</text:p>
          </table:table-cell>
          <table:table-cell office:value-type="float" office:value="100" calcext:value-type="float">
            <text:p>100</text:p>
          </table:table-cell>
          <table:table-cell office:value-type="float" office:value="101.650307354664" calcext:value-type="float">
            <text:p>101.650307354664</text:p>
          </table:table-cell>
          <table:table-cell office:value-type="float" office:value="102.630892128543" calcext:value-type="float">
            <text:p>102.630892128543</text:p>
          </table:table-cell>
          <table:table-cell office:value-type="float" office:value="100.257414483245" calcext:value-type="float">
            <text:p>100.257414483245</text:p>
          </table:table-cell>
          <table:table-cell office:value-type="float" office:value="87.4935331448158" calcext:value-type="float">
            <text:p>87.4935331448158</text:p>
          </table:table-cell>
          <table:table-cell office:value-type="float" office:value="63.4766922764996" calcext:value-type="float">
            <text:p>63.4766922764996</text:p>
          </table:table-cell>
          <table:table-cell office:value-type="float" office:value="60.5449740332701" calcext:value-type="float">
            <text:p>60.5449740332701</text:p>
          </table:table-cell>
          <table:table-cell office:value-type="float" office:value="69.3052142036198" calcext:value-type="float">
            <text:p>69.3052142036198</text:p>
          </table:table-cell>
          <table:table-cell office:value-type="float" office:value="64.1591455528126" calcext:value-type="float">
            <text:p>64.1591455528126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97.9996626566203" calcext:value-type="float">
            <text:p>97.9996626566203</text:p>
          </table:table-cell>
          <table:table-cell office:value-type="float" office:value="101.758930438496" calcext:value-type="float">
            <text:p>101.758930438496</text:p>
          </table:table-cell>
          <table:table-cell office:value-type="float" office:value="100" calcext:value-type="float">
            <text:p>100</text:p>
          </table:table-cell>
          <table:table-cell office:value-type="float" office:value="96.6101417612171" calcext:value-type="float">
            <text:p>96.6101417612171</text:p>
          </table:table-cell>
          <table:table-cell office:value-type="float" office:value="99.3636431133393" calcext:value-type="float">
            <text:p>99.3636431133393</text:p>
          </table:table-cell>
          <table:table-cell office:value-type="float" office:value="100.617802845216" calcext:value-type="float">
            <text:p>100.617802845216</text:p>
          </table:table-cell>
          <table:table-cell office:value-type="float" office:value="101.935793511553" calcext:value-type="float">
            <text:p>101.935793511553</text:p>
          </table:table-cell>
          <table:table-cell office:value-type="float" office:value="110.602405265485" calcext:value-type="float">
            <text:p>110.602405265485</text:p>
          </table:table-cell>
          <table:table-cell office:value-type="float" office:value="113.616111905374" calcext:value-type="float">
            <text:p>113.616111905374</text:p>
          </table:table-cell>
          <table:table-cell office:value-type="float" office:value="115.057240528248" calcext:value-type="float">
            <text:p>115.057240528248</text:p>
          </table:table-cell>
          <table:table-cell office:value-type="float" office:value="114.327105503022" calcext:value-type="float">
            <text:p>114.327105503022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97.0514314134451" calcext:value-type="float">
            <text:p>97.0514314134451</text:p>
          </table:table-cell>
          <table:table-cell office:value-type="float" office:value="97.2673573010908" calcext:value-type="float">
            <text:p>97.2673573010908</text:p>
          </table:table-cell>
          <table:table-cell office:value-type="float" office:value="100" calcext:value-type="float">
            <text:p>100</text:p>
          </table:table-cell>
          <table:table-cell office:value-type="float" office:value="103.582991993096" calcext:value-type="float">
            <text:p>103.582991993096</text:p>
          </table:table-cell>
          <table:table-cell office:value-type="float" office:value="106.156383633975" calcext:value-type="float">
            <text:p>106.156383633975</text:p>
          </table:table-cell>
          <table:table-cell office:value-type="float" office:value="108.083608123768" calcext:value-type="float">
            <text:p>108.083608123768</text:p>
          </table:table-cell>
          <table:table-cell office:value-type="float" office:value="108.728695182592" calcext:value-type="float">
            <text:p>108.728695182592</text:p>
          </table:table-cell>
          <table:table-cell office:value-type="float" office:value="107.773990512495" calcext:value-type="float">
            <text:p>107.773990512495</text:p>
          </table:table-cell>
          <table:table-cell office:value-type="float" office:value="109.821562777719" calcext:value-type="float">
            <text:p>109.821562777719</text:p>
          </table:table-cell>
          <table:table-cell office:value-type="float" office:value="109.872293010677" calcext:value-type="float">
            <text:p>109.872293010677</text:p>
          </table:table-cell>
          <table:table-cell office:value-type="float" office:value="110.980677906252" calcext:value-type="float">
            <text:p>110.980677906252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86.2515340943926" calcext:value-type="float">
            <text:p>86.2515340943926</text:p>
          </table:table-cell>
          <table:table-cell office:value-type="float" office:value="88.6288513459269" calcext:value-type="float">
            <text:p>88.6288513459269</text:p>
          </table:table-cell>
          <table:table-cell office:value-type="float" office:value="100" calcext:value-type="float">
            <text:p>100</text:p>
          </table:table-cell>
          <table:table-cell office:value-type="float" office:value="97.3363770440849" calcext:value-type="float">
            <text:p>97.3363770440849</text:p>
          </table:table-cell>
          <table:table-cell office:value-type="float" office:value="89.1351332692307" calcext:value-type="float">
            <text:p>89.1351332692307</text:p>
          </table:table-cell>
          <table:table-cell office:value-type="float" office:value="76.6984780851942" calcext:value-type="float">
            <text:p>76.6984780851942</text:p>
          </table:table-cell>
          <table:table-cell office:value-type="float" office:value="69.3262875893718" calcext:value-type="float">
            <text:p>69.3262875893718</text:p>
          </table:table-cell>
          <table:table-cell office:value-type="float" office:value="65.7147200820339" calcext:value-type="float">
            <text:p>65.7147200820339</text:p>
          </table:table-cell>
          <table:table-cell office:value-type="float" office:value="58.8727192024479" calcext:value-type="float">
            <text:p>58.8727192024479</text:p>
          </table:table-cell>
          <table:table-cell office:value-type="float" office:value="64.6373934521695" calcext:value-type="float">
            <text:p>64.6373934521695</text:p>
          </table:table-cell>
          <table:table-cell office:value-type="float" office:value="64.6123585650915" calcext:value-type="float">
            <text:p>64.6123585650915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102.54098039812" calcext:value-type="float">
            <text:p>102.54098039812</text:p>
          </table:table-cell>
          <table:table-cell office:value-type="float" office:value="103.455669730499" calcext:value-type="float">
            <text:p>103.455669730499</text:p>
          </table:table-cell>
          <table:table-cell office:value-type="float" office:value="100" calcext:value-type="float">
            <text:p>100</text:p>
          </table:table-cell>
          <table:table-cell office:value-type="float" office:value="100.518133631837" calcext:value-type="float">
            <text:p>100.518133631837</text:p>
          </table:table-cell>
          <table:table-cell office:value-type="float" office:value="98.3886265033204" calcext:value-type="float">
            <text:p>98.3886265033204</text:p>
          </table:table-cell>
          <table:table-cell office:value-type="float" office:value="100.725433899443" calcext:value-type="float">
            <text:p>100.725433899443</text:p>
          </table:table-cell>
          <table:table-cell office:value-type="float" office:value="101.986243393813" calcext:value-type="float">
            <text:p>101.986243393813</text:p>
          </table:table-cell>
          <table:table-cell office:value-type="float" office:value="98.0178444514994" calcext:value-type="float">
            <text:p>98.0178444514994</text:p>
          </table:table-cell>
          <table:table-cell office:value-type="float" office:value="100.241025529046" calcext:value-type="float">
            <text:p>100.241025529046</text:p>
          </table:table-cell>
          <table:table-cell office:value-type="float" office:value="101.569265936404" calcext:value-type="float">
            <text:p>101.569265936404</text:p>
          </table:table-cell>
          <table:table-cell office:value-type="float" office:value="104.421171167195" calcext:value-type="float">
            <text:p>104.421171167195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102.557260763133" calcext:value-type="float">
            <text:p>102.557260763133</text:p>
          </table:table-cell>
          <table:table-cell office:value-type="float" office:value="93.8581865677415" calcext:value-type="float">
            <text:p>93.8581865677415</text:p>
          </table:table-cell>
          <table:table-cell office:value-type="float" office:value="100" calcext:value-type="float">
            <text:p>100</text:p>
          </table:table-cell>
          <table:table-cell office:value-type="float" office:value="106.117500493643" calcext:value-type="float">
            <text:p>106.117500493643</text:p>
          </table:table-cell>
          <table:table-cell office:value-type="float" office:value="107.157978608389" calcext:value-type="float">
            <text:p>107.157978608389</text:p>
          </table:table-cell>
          <table:table-cell office:value-type="float" office:value="110.690241444218" calcext:value-type="float">
            <text:p>110.690241444218</text:p>
          </table:table-cell>
          <table:table-cell office:value-type="float" office:value="106.607093773799" calcext:value-type="float">
            <text:p>106.607093773799</text:p>
          </table:table-cell>
          <table:table-cell office:value-type="float" office:value="99.8273757377534" calcext:value-type="float">
            <text:p>99.8273757377534</text:p>
          </table:table-cell>
          <table:table-cell office:value-type="float" office:value="100.670745021027" calcext:value-type="float">
            <text:p>100.670745021027</text:p>
          </table:table-cell>
          <table:table-cell office:value-type="float" office:value="99.7800612656595" calcext:value-type="float">
            <text:p>99.7800612656595</text:p>
          </table:table-cell>
          <table:table-cell office:value-type="float" office:value="95.8671764384779" calcext:value-type="float">
            <text:p>95.8671764384779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90.3320317261657" calcext:value-type="float">
            <text:p>90.3320317261657</text:p>
          </table:table-cell>
          <table:table-cell office:value-type="float" office:value="94.875204224431" calcext:value-type="float">
            <text:p>94.875204224431</text:p>
          </table:table-cell>
          <table:table-cell office:value-type="float" office:value="100" calcext:value-type="float">
            <text:p>100</text:p>
          </table:table-cell>
          <table:table-cell office:value-type="float" office:value="112.65655653255" calcext:value-type="float">
            <text:p>112.65655653255</text:p>
          </table:table-cell>
          <table:table-cell office:value-type="float" office:value="111.876862052116" calcext:value-type="float">
            <text:p>111.876862052116</text:p>
          </table:table-cell>
          <table:table-cell office:value-type="float" office:value="112.337113818976" calcext:value-type="float">
            <text:p>112.337113818976</text:p>
          </table:table-cell>
          <table:table-cell office:value-type="float" office:value="114.679212829619" calcext:value-type="float">
            <text:p>114.679212829619</text:p>
          </table:table-cell>
          <table:table-cell office:value-type="float" office:value="124.007587309136" calcext:value-type="float">
            <text:p>124.007587309136</text:p>
          </table:table-cell>
          <table:table-cell office:value-type="float" office:value="123.149388685591" calcext:value-type="float">
            <text:p>123.149388685591</text:p>
          </table:table-cell>
          <table:table-cell office:value-type="float" office:value="122.204699923692" calcext:value-type="float">
            <text:p>122.204699923692</text:p>
          </table:table-cell>
          <table:table-cell office:value-type="float" office:value="120.141157799774" calcext:value-type="float">
            <text:p>120.141157799774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13.766456269653" calcext:value-type="float">
            <text:p>113.766456269653</text:p>
          </table:table-cell>
          <table:table-cell office:value-type="float" office:value="100.714962016148" calcext:value-type="float">
            <text:p>100.714962016148</text:p>
          </table:table-cell>
          <table:table-cell office:value-type="float" office:value="100" calcext:value-type="float">
            <text:p>100</text:p>
          </table:table-cell>
          <table:table-cell office:value-type="float" office:value="99.2792887509398" calcext:value-type="float">
            <text:p>99.2792887509398</text:p>
          </table:table-cell>
          <table:table-cell office:value-type="float" office:value="102.816623253213" calcext:value-type="float">
            <text:p>102.816623253213</text:p>
          </table:table-cell>
          <table:table-cell office:value-type="float" office:value="101.140937683307" calcext:value-type="float">
            <text:p>101.140937683307</text:p>
          </table:table-cell>
          <table:table-cell office:value-type="float" office:value="107.804658948601" calcext:value-type="float">
            <text:p>107.804658948601</text:p>
          </table:table-cell>
          <table:table-cell office:value-type="float" office:value="113.43566629264" calcext:value-type="float">
            <text:p>113.43566629264</text:p>
          </table:table-cell>
          <table:table-cell office:value-type="float" office:value="102.256336448089" calcext:value-type="float">
            <text:p>102.256336448089</text:p>
          </table:table-cell>
          <table:table-cell office:value-type="float" office:value="96.2685292987921" calcext:value-type="float">
            <text:p>96.2685292987921</text:p>
          </table:table-cell>
          <table:table-cell office:value-type="float" office:value="97.8971202896644" calcext:value-type="float">
            <text:p>97.8971202896644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98.1479181342922" calcext:value-type="float">
            <text:p>98.1479181342922</text:p>
          </table:table-cell>
          <table:table-cell office:value-type="float" office:value="103.802542478679" calcext:value-type="float">
            <text:p>103.802542478679</text:p>
          </table:table-cell>
          <table:table-cell office:value-type="float" office:value="100" calcext:value-type="float">
            <text:p>100</text:p>
          </table:table-cell>
          <table:table-cell office:value-type="float" office:value="95.4754318702103" calcext:value-type="float">
            <text:p>95.4754318702103</text:p>
          </table:table-cell>
          <table:table-cell office:value-type="float" office:value="98.3672393435143" calcext:value-type="float">
            <text:p>98.3672393435143</text:p>
          </table:table-cell>
          <table:table-cell office:value-type="float" office:value="99.3727469420635" calcext:value-type="float">
            <text:p>99.3727469420635</text:p>
          </table:table-cell>
          <table:table-cell office:value-type="float" office:value="101.660192196138" calcext:value-type="float">
            <text:p>101.660192196138</text:p>
          </table:table-cell>
          <table:table-cell office:value-type="float" office:value="114.145518010651" calcext:value-type="float">
            <text:p>114.145518010651</text:p>
          </table:table-cell>
          <table:table-cell office:value-type="float" office:value="119.206261163028" calcext:value-type="float">
            <text:p>119.206261163028</text:p>
          </table:table-cell>
          <table:table-cell office:value-type="float" office:value="118.998902039631" calcext:value-type="float">
            <text:p>118.998902039631</text:p>
          </table:table-cell>
          <table:table-cell office:value-type="float" office:value="117.804306626228" calcext:value-type="float">
            <text:p>117.8043066262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7">00/00/0000</text:date>, <text:time style:data-style-name="N2" text:time-value="14:13:38.6519200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7T13:45:11.220960349</meta:creation-date>
    <dc:date>2019-08-17T14:14:15.808136126</dc:date>
    <meta:editing-duration>PT4M29S</meta:editing-duration>
    <meta:editing-cycles>3</meta:editing-cycles>
    <meta:generator>LibreOffice/6.0.7.3$Linux_X86_64 LibreOffice_project/00m0$Build-3</meta:generator>
    <meta:document-statistic meta:table-count="1" meta:cell-count="360" meta:object-count="0"/>
  </office:meta>
</office:document-meta>
</file>